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183cm"/>
    </style:style>
    <style:style style:name="Tabla1.B" style:family="table-column">
      <style:table-column-properties style:column-width="1.88cm"/>
    </style:style>
    <style:style style:name="Tabla1.C" style:family="table-column">
      <style:table-column-properties style:column-width="7.938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8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9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2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💡 Ejercicio Tinkercad: Transistor como Interruptor</text:h>
      <text:p text:style-name="P4">El objetivo es usar una pequeña corriente en la base del transistor para controlar una corriente mucho mayor que enciende un LED.</text:p>
      <text:h text:style-name="P1" text:outline-level="3">1. 🛠️ Componentes Necesarios</text:h>
      <text:p text:style-name="P4">Arrastra los siguientes componentes al área de trabajo de Tinkercad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<text:span text:style-name="Strong_20_Emphasis">Componente</text:span></text:p>
            </table:table-cell>
            <table:table-cell table:style-name="Tabla1.A1" office:value-type="string">
              <text:p text:style-name="P5"><text:span text:style-name="Strong_20_Emphasis">Cantidad</text:span></text:p>
            </table:table-cell>
            <table:table-cell table:style-name="Tabla1.A1" office:value-type="string">
              <text:p text:style-name="P5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P3">Placa de pruebas (Protoboard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Montaje del circuito.</text:p>
          </table:table-cell>
        </table:table-row>
        <table:table-row>
          <table:table-cell table:style-name="Tabla1.A1" office:value-type="string">
            <text:p text:style-name="P3">Transistor NPN (Ej. 2N2222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El componente central (interruptor).</text:p>
          </table:table-cell>
        </table:table-row>
        <table:table-row>
          <table:table-cell table:style-name="Tabla1.A1" office:value-type="string">
            <text:p text:style-name="P3">LED (Cualquier color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La carga que vamos a controlar.</text:p>
          </table:table-cell>
        </table:table-row>
        <table:table-row>
          <table:table-cell table:style-name="Tabla1.A1" office:value-type="string">
            <text:p text:style-name="P3">Resistencia ($220 \text{ \Omega}$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Resistencia limitadora de corriente para el LED (Resistencia de Colector).</text:p>
          </table:table-cell>
        </table:table-row>
        <table:table-row>
          <table:table-cell table:style-name="Tabla1.A1" office:value-type="string">
            <text:p text:style-name="P3">Resistencia ($10 \text{ k}\Omega$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Resistencia para limitar la corriente de base (Resistencia de Base).</text:p>
          </table:table-cell>
        </table:table-row>
        <table:table-row>
          <table:table-cell table:style-name="Tabla1.A1" office:value-type="string">
            <text:p text:style-name="P3">Batería o Fuente de Alimentación ($9 \text{ V}$ o $5 \text{ V}$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Fuente de alimentación del circuito.</text:p>
          </table:table-cell>
        </table:table-row>
        <table:table-row>
          <table:table-cell table:style-name="Tabla1.A1" office:value-type="string">
            <text:p text:style-name="P3">Pulsador (Pushbutton)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Para activar la base del transistor.</text:p>
          </table:table-cell>
        </table:table-row>
      </table:table>
      <text:h text:style-name="P1" text:outline-level="3">2. 🔌 Conexiones Paso a Paso</text:h>
      <text:p text:style-name="P4">El transistor 2N2222 tiene tres terminales: Emisor (E), Base (B) y Colector (C).</text:p>
      <text:h text:style-name="P2" text:outline-level="4">A. Circuito de Carga (Colector-Emisor)</text:h>
      <text:p text:style-name="P4">Este es el circuito que controla la corriente grande que enciende el LED:</text:p>
      <text:list text:style-name="L7">
        <text:list-item>
          <text:p text:style-name="P19">Emisor a Tierra: Conecta el terminal Emisor (E) del transistor directamente al carril negativo (GND) de la protoboard.</text:p>
        </text:list-item>
        <text:list-item>
          <text:p text:style-name="P19">LED: Conecta el Cátodo (pata corta o plana) del LED también al carril negativo (GND).</text:p>
        </text:list-item>
        <text:list-item>
          <text:p text:style-name="P19">Resistencia de Colector: Conecta la resistencia de $220 \text{ \Omega}$ a la pata Ánodo (pata larga) del LED.</text:p>
        </text:list-item>
        <text:list-item>
          <text:p text:style-name="P19">Conexión Colector: Conecta el otro extremo de la resistencia de $220 \text{ \Omega}$ al terminal Colector (C) del transistor.</text:p>
        </text:list-item>
        <text:list-item>
          <text:p text:style-name="P19">Alimentación: Conecta el carril positivo ($+\text{V}$) de la batería al Ánodo del LED (donde está la resistencia de $220 \text{ \Omega}$).</text:p>
        </text:list-item>
      </text:list>
      <text:h text:style-name="P2" text:outline-level="4">B. Circuito de Control (Base)</text:h>
      <text:p text:style-name="P4">Este es el circuito de baja corriente que decide si el transistor se enciende o se apaga:</text:p>
      <text:list text:style-name="L8">
        <text:list-item>
          <text:p text:style-name="P20">Pulsador: Coloca el pulsador en la protoboard.</text:p>
        </text:list-item>
        <text:list-item>
          <text:p text:style-name="P20">Resistencia de Base: Conecta un terminal del pulsador a la resistencia de $10 \text{ k}\Omega$.</text:p>
        </text:list-item>
        <text:list-item>
          <text:p text:style-name="P20"><text:soft-page-break/>Base del Transistor: Conecta el otro extremo de la resistencia de $10 \text{ k}\Omega$ al terminal Base (B) del transistor.</text:p>
        </text:list-item>
        <text:list-item>
          <text:p text:style-name="P20">Activación: Conecta el otro terminal del pulsador (el que queda libre) al carril positivo ($+\text{V}$) de la fuente de alimentación.</text:p>
        </text:list-item>
      </text:list>
      <text:p text:style-name="P9">Resumen de la Función: El Transistor NPN está configurado como un interruptor. Cuando hay corriente en la Base (al presionar el pulsador), se activa la conexión entre Colector y Emisor, permitiendo que la corriente fluya e ilumine el LED.</text:p>
      <text:h text:style-name="P1" text:outline-level="3">3. ▶️ Simulación y Comprobación</text:h>
      <text:list text:style-name="L9">
        <text:list-item>
          <text:p text:style-name="P21">Inicia la Simulación en Tinkercad.</text:p>
        </text:list-item>
        <text:list-item>
          <text:p text:style-name="P21">Estado Inicial: El pulsador está abierto. No fluye corriente hacia la base. El transistor está en corte (funciona como un circuito abierto) y el LED permanece apagado.</text:p>
        </text:list-item>
        <text:list-item>
          <text:p text:style-name="P21">Activación: Haz clic y mantén pulsado el Pulsador.</text:p>
          <text:list>
            <text:list-item>
              <text:p text:style-name="P21">Una pequeña corriente de control fluye desde la alimentación, a través del pulsador, la resistencia de $10 \text{ k}\Omega$, y hacia la Base del transistor.</text:p>
            </text:list-item>
            <text:list-item>
              <text:p text:style-name="P21">El transistor entra en saturación (funciona como un circuito cerrado).</text:p>
            </text:list-item>
            <text:list-item>
              <text:p text:style-name="P21">La corriente principal fluye desde la alimentación, a través del LED, la resistencia de $220 \text{ \Omega}$, el Colector, el Emisor, y finalmente a tierra, haciendo que el LED se encienda.</text:p>
            </text:list-item>
          </text:list>
        </text:list-item>
      </text:list>
      <text:h text:style-name="P1" text:outline-level="3">4. 📝 Conclusión del Funcionamiento</text:h>
      <text:p text:style-name="P4">Con este ejercicio, se comprueba que:</text:p>
      <text:list text:style-name="L10">
        <text:list-item>
          <text:p text:style-name="P22">El transistor actúa como un interruptor.</text:p>
        </text:list-item>
        <text:list-item>
          <text:p text:style-name="P22">Una pequeña corriente de control inyectada en la Base es suficiente para controlar una corriente mucho mayor que circula entre el Colector y el Emisor.</text:p>
        </text:list-item>
        <text:list-item>
          <text:p text:style-name="P22">El transistor es un dispositivo de control de corriente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2:31:29.866730641</meta:creation-date>
    <dc:date>2025-12-14T23:22:45.360862154</dc:date>
    <meta:editing-duration>PT49M35S</meta:editing-duration>
    <meta:editing-cycles>5</meta:editing-cycles>
    <meta:generator>LibreOffice/24.2.2.2$Linux_X86_64 LibreOffice_project/d56cc158d8a96260b836f100ef4b4ef25d6f1a01</meta:generator>
    <meta:print-date>2025-12-14T22:49:49.602369214</meta:print-date>
    <meta:printed-by>Archivos PDF</meta:printed-by>
    <meta:document-statistic meta:table-count="1" meta:image-count="0" meta:object-count="0" meta:page-count="2" meta:paragraph-count="56" meta:word-count="560" meta:character-count="3428" meta:non-whitespace-character-count="2942"/>
  </office:meta>
</office:document-meta>
</file>